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3" table:number-rows-spanned="1">
            <text:p>Pin map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>
            <text:p>Maple</text:p>
          </table:table-cell>
          <table:table-cell table:number-columns-repeated="6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8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4" office:value-type="string" table:number-columns-spanned="2" table:number-rows-spanned="1">
            <text:p>RF200 protoboar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GPS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S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ADS1282EVM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10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K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1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9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9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.03.2012</text:date>, <text:time>10:09:2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01T10:09:26</dc:date>
    <dc:creator>Gaute Hope</dc:creator>
    <meta:editing-duration>PT20H40M58S</meta:editing-duration>
    <meta:editing-cycles>51</meta:editing-cycles>
    <meta:generator>LibreOffice/3.4$Unix LibreOffice_project/340m1$Build-502</meta:generator>
    <meta:document-statistic meta:table-count="3" meta:cell-count="174" meta:object-count="0"/>
  </office:meta>
</office:document-meta>
</file>